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200" draw:textarea-horizontal-align="justify" draw:textarea-vertical-align="middle" draw:auto-grow-height="false" fo:min-height="8.767cm" fo:min-width="9.787cm"/>
    </style:style>
    <style:style style:name="gr2" style:family="graphic" style:parent-style-name="standard">
      <style:graphic-properties svg:stroke-color="#b2b2b2" draw:fill-color="#b2b2b2" draw:textarea-horizontal-align="justify" draw:textarea-vertical-align="middle" draw:auto-grow-height="false" fo:min-height="3.433cm" fo:min-width="9.279cm"/>
    </style:style>
    <style:style style:name="gr3" style:family="graphic" style:parent-style-name="standard">
      <style:graphic-properties svg:stroke-color="#999999" draw:fill-color="#b2b2b2" draw:textarea-horizontal-align="justify" draw:textarea-vertical-align="middle" draw:auto-grow-height="false" fo:min-height="3.433cm" fo:min-width="9.025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3.56cm" fo:min-width="9.02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457cm" fo:min-width="1.65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457cm" fo:min-width="1.656cm"/>
    </style:style>
    <style:style style:name="gr7" style:family="graphic" style:parent-style-name="standard">
      <style:graphic-properties draw:fill-color="#ffffff" draw:textarea-vertical-align="middle" draw:auto-grow-height="false" fo:min-height="2.671cm" fo:min-width="3.4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004cm" fo:min-width="0.82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307cm" fo:min-width="0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147cm" fo:min-width="4.70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974cm" fo:min-width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200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287cm" svg:height="9.017cm" svg:x="4.683cm" svg:y="6.3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9.779cm" svg:height="3.683cm" svg:x="4.683cm" svg:y="2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9.525cm" svg:height="3.683cm" svg:x="4.937cm" svg:y="6.8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9.525cm" svg:height="3.81cm" svg:x="4.81cm" svg:y="11.0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048cm" svg:height="2.413cm" svg:x="5.699cm" svg:y="3.032cm">
          <text:p text:style-name="P4">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048cm" svg:height="2.413cm" svg:x="5.953cm" svg:y="11.795cm">
          <text:p text:style-name="P4">Algeb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048cm" svg:height="2.413cm" svg:x="10.652cm" svg:y="11.795cm">
          <text:p text:style-name="P4">Intu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5" draw:layer="layout" svg:width="3.048cm" svg:height="2.413cm" svg:x="5.699cm" svg:y="7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3.048cm" svg:height="2.413cm" svg:x="5.953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3.048cm" svg:height="2.413cm" svg:x="6.207cm" svg:y="7.35cm">
            <text:p text:style-name="P4">Algorith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5" draw:layer="layout" svg:width="3.048cm" svg:height="2.413cm" svg:x="10.144cm" svg:y="7.35cm">
          <text:p text:style-name="P4">Ver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3.92cm" svg:height="2.921cm" draw:transform="skewX (-0.0146607657167524) translate (7.858cm 9.763cm)">
          <text:p text:style-name="P6"><text:span text:style-name="T1">W+3B</text:span></text:p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8" draw:text-style-name="P5" draw:layer="layout" svg:width="1.651cm" svg:height="0.508cm" svg:x="9.001cm" svg:y="12.6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5" draw:layer="layout" svg:width="0.508cm" svg:height="1.778cm" svg:x="7.096cm" svg:y="5.44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5.207cm" svg:height="1.397cm" svg:x="7.223cm" svg:y="16.113cm">
          <text:p text:style-name="P4">Story Problem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62cm" svg:height="2.54cm" svg:x="9.509cm" svg:y="13.5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2" draw:text-style-name="P8" draw:layer="layout" draw:line-skew="0.135cm" svg:x1="14.462cm" svg:y1="3.984cm" svg:x2="14.462cm" svg:y2="8.683cm" draw:start-shape="id1" draw:start-glue-point="1" draw:end-shape="id2" svg:d="M14462 3984h635v4699h-635" svg:viewBox="0 0 636 4700">
          <text:p/>
        </draw:connector>
        <draw:connector draw:style-name="gr12" draw:text-style-name="P8" draw:layer="layout" svg:x1="4.683cm" svg:y1="3.984cm" svg:x2="4.81cm" svg:y2="12.938cm" draw:start-shape="id1" draw:start-glue-point="3" draw:end-shape="id3" svg:d="M4683 3984h-502v8954h629" svg:viewBox="0 0 630 8955">
          <text:p/>
        </draw:connector>
        <draw:connector draw:style-name="gr12" draw:text-style-name="P8" draw:layer="layout" draw:line-skew="0.135cm" svg:x1="14.462cm" svg:y1="8.683cm" svg:x2="14.335cm" svg:y2="12.938cm" draw:start-shape="id2" draw:start-glue-point="1" draw:end-shape="id3" svg:d="M14462 8683h635v4255h-762" svg:viewBox="0 0 763 4256">
          <text:p/>
        </draw:connector>
        <draw:custom-shape draw:style-name="gr5" draw:text-style-name="P5" draw:layer="layout" svg:width="3.048cm" svg:height="2.413cm" svg:x="10.144cm" svg:y="3.032cm">
          <text:p text:style-name="P4">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08cm" svg:height="1.778cm" svg:x="11.414cm" svg:y="5.44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0T10:53:45.932856441</meta:creation-date>
    <meta:editing-duration>PT13M20S</meta:editing-duration>
    <meta:editing-cycles>5</meta:editing-cycles>
    <meta:generator>LibreOffice/6.0.3.2$Linux_X86_64 LibreOffice_project/00m0$Build-2</meta:generator>
    <dc:date>2018-11-09T13:29:50.080015012</dc:date>
    <meta:document-statistic meta:object-count="22"/>
  </office:meta>
</office:document-meta>
</file>